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Helvetica1" svg:font-family="Helvetica" style:font-family-generic="swiss" style:font-pitch="variable"/>
    <style:font-face style:name="Helvetica" svg:font-family="Helvetica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160.81mm" style:page-number="auto" table:align="left"/>
    </style:style>
    <style:style style:name="Table1.A" style:family="table-column">
      <style:table-column-properties style:column-width="89.66mm"/>
    </style:style>
    <style:style style:name="Table1.B" style:family="table-column">
      <style:table-column-properties style:column-width="71.16mm"/>
    </style:style>
    <style:style style:name="Table1.1" style:family="table-row">
      <style:table-row-properties style:min-row-height="22.19mm"/>
    </style:style>
    <style:style style:name="Table1.A1" style:family="table-cell">
      <style:table-cell-properties fo:padding="0.97mm" fo:border="none"/>
    </style:style>
    <style:style style:name="Table1.B1" style:family="table-cell">
      <style:table-cell-properties style:vertical-align="" fo:padding="0.97mm" fo:border="none"/>
    </style:style>
    <style:style style:name="Table9" style:family="table">
      <style:table-properties style:width="160.81mm" table:align="left"/>
    </style:style>
    <style:style style:name="Table9.A" style:family="table-column">
      <style:table-column-properties style:column-width="160.81mm"/>
    </style:style>
    <style:style style:name="Table9.A1" style:family="table-cell">
      <style:table-cell-properties fo:padding="0.97mm" fo:border="none"/>
    </style:style>
    <style:style style:name="Table8" style:family="table">
      <style:table-properties style:width="160.81mm" table:align="left"/>
    </style:style>
    <style:style style:name="Table8.A" style:family="table-column">
      <style:table-column-properties style:column-width="160.81mm"/>
    </style:style>
    <style:style style:name="Table8.A1" style:family="table-cell">
      <style:table-cell-properties fo:background-color="transparent" fo:padding="0.97mm" fo:border-left="none" fo:border-right="none" fo:border-top="none" fo:border-bottom="0.5pt solid #000000">
        <style:background-image/>
      </style:table-cell-properties>
    </style:style>
    <style:style style:name="Table10" style:family="table">
      <style:table-properties style:width="160.81mm" table:align="left"/>
    </style:style>
    <style:style style:name="Table10.A" style:family="table-column">
      <style:table-column-properties style:column-width="101.72mm"/>
    </style:style>
    <style:style style:name="Table10.B" style:family="table-column">
      <style:table-column-properties style:column-width="11.75mm"/>
    </style:style>
    <style:style style:name="Table10.C" style:family="table-column">
      <style:table-column-properties style:column-width="12.65mm"/>
    </style:style>
    <style:style style:name="Table10.D" style:family="table-column">
      <style:table-column-properties style:column-width="34.7mm"/>
    </style:style>
    <style:style style:name="Table10.1" style:family="table-row">
      <style:table-row-properties style:row-height="6.6mm"/>
    </style:style>
    <style:style style:name="Table10.A1" style:family="table-cell">
      <style:table-cell-properties fo:padding="0.97mm" fo:border="none"/>
    </style:style>
    <style:style style:name="Table2" style:family="table">
      <style:table-properties style:width="160.81mm" table:align="left"/>
    </style:style>
    <style:style style:name="Table2.A" style:family="table-column">
      <style:table-column-properties style:column-width="101.72mm"/>
    </style:style>
    <style:style style:name="Table2.B" style:family="table-column">
      <style:table-column-properties style:column-width="12.05mm"/>
    </style:style>
    <style:style style:name="Table2.C" style:family="table-column">
      <style:table-column-properties style:column-width="12.21mm"/>
    </style:style>
    <style:style style:name="Table2.D" style:family="table-column">
      <style:table-column-properties style:column-width="3.81mm"/>
    </style:style>
    <style:style style:name="Table2.E" style:family="table-column">
      <style:table-column-properties style:column-width="11.02mm"/>
    </style:style>
    <style:style style:name="Table2.F" style:family="table-column">
      <style:table-column-properties style:column-width="20mm"/>
    </style:style>
    <style:style style:name="Table2.A1" style:family="table-cell">
      <style:table-cell-properties style:vertical-align="" fo:background-color="#ffffff" fo:padding="0.97mm" fo:border="none">
        <style:background-image/>
      </style:table-cell-properties>
    </style:style>
    <style:style style:name="Table11" style:family="table">
      <style:table-properties style:width="160.81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101.55mm"/>
    </style:style>
    <style:style style:name="Table11.B" style:family="table-column">
      <style:table-column-properties style:column-width="12.19mm"/>
    </style:style>
    <style:style style:name="Table11.D" style:family="table-column">
      <style:table-column-properties style:column-width="3.81mm"/>
    </style:style>
    <style:style style:name="Table11.E" style:family="table-column">
      <style:table-column-properties style:column-width="11.06mm"/>
    </style:style>
    <style:style style:name="Table11.F" style:family="table-column">
      <style:table-column-properties style:column-width="20.02mm"/>
    </style:style>
    <style:style style:name="Table11.1" style:family="table-row">
      <style:table-row-properties style:row-height="14.01mm"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#ffffff" fo:padding="0.97mm" fo:border="none" style:writing-mode="page">
        <style:background-image/>
      </style:table-cell-properties>
    </style:style>
    <style:style style:name="Table7" style:family="table">
      <style:table-properties style:width="160.81mm" table:align="left"/>
    </style:style>
    <style:style style:name="Table7.A" style:family="table-column">
      <style:table-column-properties style:column-width="126.12mm"/>
    </style:style>
    <style:style style:name="Table7.B" style:family="table-column">
      <style:table-column-properties style:column-width="15.43mm"/>
    </style:style>
    <style:style style:name="Table7.C" style:family="table-column">
      <style:table-column-properties style:column-width="19.26mm"/>
    </style:style>
    <style:style style:name="Table7.1" style:family="table-row">
      <style:table-row-properties style:min-row-height="0.48mm"/>
    </style:style>
    <style:style style:name="Table7.A1" style:family="table-cell">
      <style:table-cell-properties style:vertical-align="bottom" fo:padding="0.97mm" fo:border="none"/>
    </style:style>
    <style:style style:name="Table7.2" style:family="table-row">
      <style:table-row-properties style:row-height="1.01mm"/>
    </style:style>
    <style:style style:name="Table7.A2" style:family="table-cell">
      <style:table-cell-properties fo:padding="0.97mm" fo:border="none"/>
    </style:style>
    <style:style style:name="Table7.B2" style:family="table-cell">
      <style:table-cell-properties fo:padding="0.97mm" fo:border="none"/>
    </style:style>
    <style:style style:name="Table7.C2" style:family="table-cell">
      <style:table-cell-properties fo:padding="0.97mm" fo:border="none"/>
    </style:style>
    <style:style style:name="Table7.3" style:family="table-row">
      <style:table-row-properties style:row-height="6.6mm"/>
    </style:style>
    <style:style style:name="Table7.A3" style:family="table-cell">
      <style:table-cell-properties fo:padding="0.97mm" fo:border="none"/>
    </style:style>
    <style:style style:name="Table5" style:family="table">
      <style:table-properties style:width="160.81mm" table:align="left"/>
    </style:style>
    <style:style style:name="Table5.A" style:family="table-column">
      <style:table-column-properties style:column-width="129.79mm"/>
    </style:style>
    <style:style style:name="Table5.B" style:family="table-column">
      <style:table-column-properties style:column-width="11.02mm"/>
    </style:style>
    <style:style style:name="Table5.C" style:family="table-column">
      <style:table-column-properties style:column-width="20mm"/>
    </style:style>
    <style:style style:name="Table5.A1" style:family="table-cell">
      <style:table-cell-properties style:vertical-align="" fo:background-color="#ffffff" fo:padding="0.97mm" fo:border="none">
        <style:background-image/>
      </style:table-cell-properties>
    </style:style>
    <style:style style:name="Table4" style:family="table">
      <style:table-properties style:width="160.81mm" table:align="left"/>
    </style:style>
    <style:style style:name="Table4.A" style:family="table-column">
      <style:table-column-properties style:column-width="50.57mm"/>
    </style:style>
    <style:style style:name="Table4.B" style:family="table-column">
      <style:table-column-properties style:column-width="78.93mm"/>
    </style:style>
    <style:style style:name="Table4.C" style:family="table-column">
      <style:table-column-properties style:column-width="11.31mm"/>
    </style:style>
    <style:style style:name="Table4.D" style:family="table-column">
      <style:table-column-properties style:column-width="20mm"/>
    </style:style>
    <style:style style:name="Table4.1" style:family="table-row">
      <style:table-row-properties style:row-height="8.64mm"/>
    </style:style>
    <style:style style:name="Table4.A1" style:family="table-cell">
      <style:table-cell-properties fo:padding="0.97mm" fo:border="none"/>
    </style:style>
    <style:style style:name="Table4.C1" style:family="table-cell">
      <style:table-cell-properties fo:padding="0.97mm" fo:border-left="none" fo:border-right="none" fo:border-top="0.5pt solid #000000" fo:border-bottom="none"/>
    </style:style>
    <style:style style:name="Table4.C2" style:family="table-cell">
      <style:table-cell-properties fo:padding="0.97mm" fo:border-left="none" fo:border-right="none" fo:border-top="none" fo:border-bottom="0.5pt solid #000000"/>
    </style:style>
    <style:style style:name="Table4.3" style:family="table-row">
      <style:table-row-properties style:min-row-height="3.9mm"/>
    </style:style>
    <style:style style:name="Table4.C3" style:family="table-cell">
      <style:table-cell-properties fo:padding="0.97mm" fo:border-left="none" fo:border-right="none" fo:border-top="none" fo:border-bottom="1pt solid #000000"/>
    </style:style>
    <style:style style:name="Table4.4" style:family="table-row">
      <style:table-row-properties style:min-row-height="9mm"/>
    </style:style>
    <style:style style:name="Table4.C4" style:family="table-cell">
      <style:table-cell-properties style:vertical-align="bottom" fo:padding="0.97mm" fo:border="none"/>
    </style:style>
    <style:style style:name="P1" style:family="paragraph" style:parent-style-name="Header">
      <style:text-properties officeooo:rsid="00222d44" officeooo:paragraph-rsid="00222d44"/>
    </style:style>
    <style:style style:name="P2" style:family="paragraph" style:parent-style-name="Header">
      <style:text-properties style:font-name="Helvetica1" fo:font-size="11pt" fo:letter-spacing="0.21mm" fo:font-weight="normal" officeooo:rsid="00190f2a" officeooo:paragraph-rsid="0024dca7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Helvetica1" fo:font-size="10pt" fo:letter-spacing="0.56mm" style:font-size-asian="10pt" style:font-size-complex="10pt"/>
    </style:style>
    <style:style style:name="P4" style:family="paragraph" style:parent-style-name="Standard">
      <style:paragraph-properties fo:line-height="5.59mm"/>
      <style:text-properties style:font-name="Helvetica1" fo:font-size="10pt" fo:letter-spacing="0.56mm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line-height="5.59mm"/>
      <style:text-properties style:font-name="Helvetica1" fo:font-size="10pt" fo:letter-spacing="0.56mm" fo:font-weight="bold" officeooo:rsid="00c75faa" officeooo:paragraph-rsid="00c75faa" style:font-size-asian="10pt" style:font-weight-asian="bold" style:font-size-complex="10pt" style:font-weight-complex="bold"/>
    </style:style>
    <style:style style:name="P6" style:family="paragraph" style:parent-style-name="Standard">
      <style:paragraph-properties fo:line-height="5.59mm"/>
      <style:text-properties style:font-name="Helvetica1" fo:font-size="10pt" fo:letter-spacing="0.21mm" style:font-size-asian="10pt" style:font-size-complex="10pt"/>
    </style:style>
    <style:style style:name="P7" style:family="paragraph" style:parent-style-name="Standard">
      <style:paragraph-properties fo:line-height="5.59mm" fo:text-align="end" style:justify-single-word="false"/>
      <style:text-properties style:font-name="Helvetica1" fo:font-size="10pt" fo:letter-spacing="0.21mm" style:font-size-asian="10pt" style:font-size-complex="10pt"/>
    </style:style>
    <style:style style:name="P8" style:family="paragraph" style:parent-style-name="Standard">
      <style:paragraph-properties fo:line-height="5.59mm"/>
      <style:text-properties style:font-name="Helvetica1" fo:font-size="10pt" fo:letter-spacing="0.21mm" officeooo:paragraph-rsid="00bac93e" style:font-size-asian="10pt" style:font-size-complex="10pt"/>
    </style:style>
    <style:style style:name="P9" style:family="paragraph" style:parent-style-name="Standard">
      <style:paragraph-properties fo:line-height="5.59mm"/>
      <style:text-properties style:font-name="Helvetica1" fo:font-size="10pt" fo:letter-spacing="0.21mm" fo:font-weight="normal" officeooo:rsid="00b266ee" officeooo:paragraph-rsid="00bac93e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line-height="5.59mm" fo:text-align="end" style:justify-single-word="false"/>
      <style:text-properties style:font-name="Helvetica1" fo:font-size="10pt" fo:letter-spacing="0.21mm" fo:font-weight="normal" officeooo:rsid="00b266ee" officeooo:paragraph-rsid="00b266ee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line-height="5.59mm"/>
      <style:text-properties style:font-name="Helvetica1" fo:font-size="10pt" fo:letter-spacing="0.21mm" fo:font-weight="normal" officeooo:rsid="00bb67e4" officeooo:paragraph-rsid="00bb67e4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line-height="5.59mm"/>
      <style:text-properties style:font-name="Helvetica1" fo:font-size="10pt" fo:letter-spacing="0.21mm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line-height="5.59mm"/>
      <style:text-properties style:font-name="Helvetica1" fo:font-size="10pt" fo:letter-spacing="0.21mm" fo:font-weight="bold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Helvetica1" fo:font-size="10pt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Helvetica1" fo:font-size="10pt" fo:letter-spacing="0.14mm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top="0mm" fo:margin-bottom="1.99mm" loext:contextual-spacing="false" fo:line-height="5.59mm"/>
      <style:text-properties style:font-name="Helvetica1" fo:font-size="10pt" fo:letter-spacing="0.21mm" officeooo:rsid="00bc1570" officeooo:paragraph-rsid="00bc1570" style:font-size-asian="10pt" style:font-size-complex="10pt"/>
    </style:style>
    <style:style style:name="P17" style:family="paragraph" style:parent-style-name="Standard">
      <style:paragraph-properties fo:margin-top="0mm" fo:margin-bottom="1.99mm" loext:contextual-spacing="false" fo:line-height="5.59mm"/>
      <style:text-properties style:font-name="Helvetica1" fo:font-size="10pt" fo:letter-spacing="0.21mm" style:font-size-asian="10pt" style:font-size-complex="10pt"/>
    </style:style>
    <style:style style:name="P18" style:family="paragraph" style:parent-style-name="Standard">
      <style:paragraph-properties fo:margin-top="0mm" fo:margin-bottom="1.99mm" loext:contextual-spacing="false" fo:line-height="5.59mm"/>
      <style:text-properties style:font-name="Helvetica1" fo:font-size="10pt" fo:letter-spacing="0.21mm" fo:font-weight="normal" style:font-size-asian="10pt" style:font-size-complex="10pt"/>
    </style:style>
    <style:style style:name="P19" style:family="paragraph" style:parent-style-name="Standard">
      <style:paragraph-properties fo:margin-top="0mm" fo:margin-bottom="1.99mm" loext:contextual-spacing="false" fo:line-height="0.51mm"/>
      <style:text-properties style:font-name="Helvetica1" fo:font-size="10pt" fo:letter-spacing="0.21mm" fo:font-weight="normal" style:font-size-asian="10pt" style:font-size-complex="10pt"/>
    </style:style>
    <style:style style:name="P20" style:family="paragraph" style:parent-style-name="Standard">
      <style:paragraph-properties fo:margin-top="1.52mm" fo:margin-bottom="0mm" loext:contextual-spacing="false" fo:line-height="5.59mm"/>
      <style:text-properties style:font-name="Helvetica1" fo:font-size="10pt" fo:letter-spacing="0.21mm" fo:font-weight="normal" officeooo:paragraph-rsid="00b266ee" style:font-size-asian="10pt" style:font-size-complex="10pt"/>
    </style:style>
    <style:style style:name="P21" style:family="paragraph" style:parent-style-name="Standard">
      <style:paragraph-properties fo:margin-top="0.49mm" fo:margin-bottom="0mm" loext:contextual-spacing="false" fo:line-height="5.59mm"/>
      <style:text-properties style:font-name="Helvetica1" fo:font-size="10pt" fo:letter-spacing="0.21mm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top="0.49mm" fo:margin-bottom="0mm" loext:contextual-spacing="false" fo:line-height="5.59mm" fo:text-align="end" style:justify-single-word="false"/>
      <style:text-properties style:font-name="Helvetica1" fo:font-size="10pt" fo:letter-spacing="0.21mm" fo:font-weight="normal" officeooo:rsid="00e3c45c" officeooo:paragraph-rsid="00e3c45c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top="0.49mm" fo:margin-bottom="0mm" loext:contextual-spacing="false" fo:line-height="5.59mm"/>
      <style:text-properties style:font-name="Helvetica1" fo:font-size="10pt" fo:letter-spacing="0.21mm" fo:font-weight="normal" officeooo:rsid="00f2fec0" officeooo:paragraph-rsid="00ecf21b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top="0.49mm" fo:margin-bottom="0mm" loext:contextual-spacing="false" fo:line-height="5.59mm"/>
      <style:text-properties style:font-name="Helvetica1" fo:font-size="10pt" fo:letter-spacing="0.21mm" fo:font-weight="bold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top="0.49mm" fo:margin-bottom="0mm" loext:contextual-spacing="false" fo:line-height="5.59mm" fo:text-align="end" style:justify-single-word="false"/>
      <style:text-properties style:font-name="Helvetica1" fo:font-size="10pt" fo:letter-spacing="0.21mm" fo:font-weight="bold" officeooo:rsid="00b266ee" officeooo:paragraph-rsid="00b266ee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top="0mm" fo:margin-bottom="0mm" loext:contextual-spacing="false" fo:text-align="start" style:justify-single-word="false"/>
      <style:text-properties style:font-name="Helvetica1" fo:font-size="10pt" fo:letter-spacing="0.21mm" fo:font-weight="normal" officeooo:rsid="001373b3" officeooo:paragraph-rsid="0023eddd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margin-top="0mm" fo:margin-bottom="0mm" loext:contextual-spacing="false" fo:line-height="4.57mm"/>
      <style:text-properties style:font-name="Helvetica1" fo:font-size="10pt" fo:letter-spacing="0.21mm" fo:font-weight="normal" officeooo:rsid="00c62f0f" officeooo:paragraph-rsid="00dfea78" style:font-size-asian="10pt" style:font-size-complex="10pt"/>
    </style:style>
    <style:style style:name="P28" style:family="paragraph" style:parent-style-name="Table_20_Contents">
      <style:paragraph-properties fo:margin-top="0mm" fo:margin-bottom="0mm" loext:contextual-spacing="false" fo:line-height="4.57mm" fo:text-align="end" style:justify-single-word="false"/>
      <style:text-properties style:font-name="Helvetica1" fo:font-size="10pt" fo:letter-spacing="0.21mm" fo:font-weight="normal" officeooo:rsid="00c62f0f" officeooo:paragraph-rsid="00dfea78" style:font-size-asian="10pt" style:font-size-complex="10pt"/>
    </style:style>
    <style:style style:name="P29" style:family="paragraph" style:parent-style-name="Text_20_body">
      <style:text-properties fo:color="#101010" style:font-name="Helvetica1" fo:font-size="10pt" fo:letter-spacing="0.21mm" fo:font-weight="normal" style:font-name-asian="Monospace" style:font-size-asian="10pt" style:font-weight-asian="normal" style:font-name-complex="Monospace" style:font-size-complex="10pt" style:font-weight-complex="normal"/>
    </style:style>
    <style:style style:name="P30" style:family="paragraph" style:parent-style-name="Table_20_Contents">
      <style:text-properties style:font-name="Helvetica1" fo:font-size="10pt" style:font-size-asian="10pt" style:font-size-complex="10pt"/>
    </style:style>
    <style:style style:name="P31" style:family="paragraph" style:parent-style-name="Table_20_Contents">
      <style:paragraph-properties fo:margin-top="0.76mm" fo:margin-bottom="0mm" loext:contextual-spacing="false"/>
      <style:text-properties style:font-name="Helvetica1" fo:font-size="10pt" fo:letter-spacing="0.21mm" fo:font-weight="normal" officeooo:rsid="00c62f0f" officeooo:paragraph-rsid="00dc2f07" style:font-size-asian="10pt" style:font-size-complex="10pt"/>
    </style:style>
    <style:style style:name="P32" style:family="paragraph" style:parent-style-name="Table_20_Contents">
      <style:paragraph-properties fo:margin-top="0.76mm" fo:margin-bottom="0mm" loext:contextual-spacing="false" fo:text-align="start" style:justify-single-word="false"/>
      <style:text-properties style:font-name="Helvetica1" fo:font-size="10pt" fo:letter-spacing="0.21mm" fo:font-weight="normal" officeooo:rsid="00c62f0f" officeooo:paragraph-rsid="00dc2f07" style:font-size-asian="10pt" style:font-size-complex="10pt"/>
    </style:style>
    <style:style style:name="P33" style:family="paragraph" style:parent-style-name="Table_20_Contents">
      <style:paragraph-properties fo:margin-top="0.76mm" fo:margin-bottom="0mm" loext:contextual-spacing="false" fo:line-height="4.06mm"/>
      <style:text-properties style:font-name="Helvetica1" fo:font-size="10pt" fo:letter-spacing="0.21mm" fo:font-weight="normal" officeooo:rsid="00c62f0f" officeooo:paragraph-rsid="00dc2f07" style:font-size-asian="10pt" style:font-size-complex="10pt"/>
    </style:style>
    <style:style style:name="P34" style:family="paragraph" style:parent-style-name="Table_20_Contents">
      <style:paragraph-properties fo:margin-top="0.76mm" fo:margin-bottom="0mm" loext:contextual-spacing="false" fo:line-height="4.06mm"/>
      <style:text-properties style:font-name="Helvetica1" fo:font-size="10pt" fo:letter-spacing="0.21mm" fo:font-weight="normal" officeooo:rsid="00c62f0f" officeooo:paragraph-rsid="010361e5" style:font-size-asian="10pt" style:font-size-complex="10pt"/>
    </style:style>
    <style:style style:name="P35" style:family="paragraph" style:parent-style-name="Table_20_Contents">
      <style:paragraph-properties fo:margin-top="0.76mm" fo:margin-bottom="0mm" loext:contextual-spacing="false"/>
      <style:text-properties style:font-name="Helvetica1" fo:font-size="10pt" fo:letter-spacing="0.21mm" fo:font-weight="normal" officeooo:rsid="00f7c751" officeooo:paragraph-rsid="010361e5" style:font-size-asian="10pt" style:font-size-complex="10pt"/>
    </style:style>
    <style:style style:name="P36" style:family="paragraph" style:parent-style-name="Table_20_Contents">
      <style:paragraph-properties fo:margin-top="0.76mm" fo:margin-bottom="0mm" loext:contextual-spacing="false" fo:text-align="end" style:justify-single-word="false"/>
      <style:text-properties style:font-name="Helvetica1" fo:font-size="10pt" fo:letter-spacing="0.21mm" fo:font-weight="normal" officeooo:rsid="00f807eb" officeooo:paragraph-rsid="00f807eb" style:font-size-asian="10pt" style:font-size-complex="10pt"/>
    </style:style>
    <style:style style:name="P37" style:family="paragraph" style:parent-style-name="Table_20_Contents">
      <style:paragraph-properties fo:margin-top="0.76mm" fo:margin-bottom="0mm" loext:contextual-spacing="false" fo:text-align="start" style:justify-single-word="false"/>
      <style:text-properties style:font-name="Helvetica1" fo:font-size="10pt" fo:letter-spacing="0.21mm" fo:font-weight="normal" officeooo:rsid="0102fff5" officeooo:paragraph-rsid="010361e5" style:font-size-asian="10pt" style:font-size-complex="10pt"/>
    </style:style>
    <style:style style:name="P38" style:family="paragraph" style:parent-style-name="Table_20_Contents">
      <style:paragraph-properties fo:margin-top="0.76mm" fo:margin-bottom="0mm" loext:contextual-spacing="false" fo:text-align="end" style:justify-single-word="false"/>
      <style:text-properties style:font-name="Helvetica1" fo:font-size="10pt" fo:letter-spacing="0.21mm" fo:font-weight="normal" officeooo:rsid="0102fff5" officeooo:paragraph-rsid="010361e5" style:font-size-asian="10pt" style:font-size-complex="10pt"/>
    </style:style>
    <style:style style:name="P39" style:family="paragraph" style:parent-style-name="Table_20_Contents">
      <style:paragraph-properties fo:margin-top="0.76mm" fo:margin-bottom="0mm" loext:contextual-spacing="false"/>
      <style:text-properties style:font-name="Helvetica1" fo:font-size="10pt" fo:letter-spacing="0.21mm" fo:font-weight="normal" officeooo:rsid="0102fff5" officeooo:paragraph-rsid="010361e5" style:font-size-asian="10pt" style:font-size-complex="10pt"/>
    </style:style>
    <style:style style:name="P40" style:family="paragraph" style:parent-style-name="Standard" style:list-style-name="L1">
      <style:paragraph-properties fo:margin-left="2.54mm" fo:margin-right="0mm" fo:margin-top="0mm" fo:margin-bottom="0mm" loext:contextual-spacing="false" fo:line-height="5.59mm" fo:text-align="start" style:justify-single-word="false" fo:keep-together="always" fo:text-indent="-2.29mm" style:auto-text-indent="false" style:shadow="none">
        <style:tab-stops>
          <style:tab-stop style:position="0.41mm"/>
        </style:tab-stops>
      </style:paragraph-properties>
      <style:text-properties style:font-name="Helvetica1" fo:font-size="10pt" fo:letter-spacing="0.21mm" fo:font-weight="normal" officeooo:rsid="00c62f0f" officeooo:paragraph-rsid="00dc2f07" style:font-size-asian="10pt" style:font-size-complex="10pt"/>
    </style:style>
    <style:style style:name="P41" style:family="paragraph" style:parent-style-name="Standard" style:list-style-name="L1">
      <style:paragraph-properties fo:margin-left="2.54mm" fo:margin-right="0mm" fo:margin-top="0mm" fo:margin-bottom="0mm" loext:contextual-spacing="false" fo:line-height="4.57mm" fo:text-align="start" style:justify-single-word="false" fo:keep-together="always" fo:text-indent="-2.29mm" style:auto-text-indent="false" style:shadow="none">
        <style:tab-stops>
          <style:tab-stop style:position="0.41mm"/>
        </style:tab-stops>
      </style:paragraph-properties>
      <style:text-properties style:font-name="Helvetica1" fo:font-size="10pt" fo:letter-spacing="0.21mm" fo:font-weight="normal" officeooo:rsid="00c62f0f" officeooo:paragraph-rsid="00dfea78" style:font-size-asian="10pt" style:font-size-complex="10pt"/>
    </style:style>
    <style:style style:name="P42" style:family="paragraph" style:parent-style-name="Standard" style:list-style-name="L3">
      <loext:graphic-properties draw:fill="none"/>
      <style:paragraph-properties fo:margin-left="2.54mm" fo:margin-right="0mm" fo:margin-top="1.01mm" fo:margin-bottom="1.02mm" loext:contextual-spacing="false" fo:line-height="4.57mm" fo:text-align="start" style:justify-single-word="false" fo:keep-together="always" fo:text-indent="-2.29mm" style:auto-text-indent="false" fo:background-color="transparent" style:shadow="none">
        <style:tab-stops>
          <style:tab-stop style:position="1.25mm"/>
          <style:tab-stop style:position="1.46mm"/>
        </style:tab-stops>
      </style:paragraph-properties>
      <style:text-properties style:font-name="Helvetica1" fo:font-size="10pt" fo:letter-spacing="0.21mm" officeooo:rsid="0080cbd1" officeooo:paragraph-rsid="0080cbd1" style:font-size-asian="10pt" style:font-size-complex="10pt"/>
    </style:style>
    <style:style style:name="P43" style:family="paragraph" style:parent-style-name="Standard" style:list-style-name="L2">
      <style:paragraph-properties fo:margin-left="2.5mm" fo:margin-right="0mm" fo:margin-top="0mm" fo:margin-bottom="0mm" loext:contextual-spacing="false" fo:line-height="5.59mm" fo:text-align="start" style:justify-single-word="false" fo:text-indent="-2.29mm" style:auto-text-indent="false" style:shadow="none">
        <style:tab-stops>
          <style:tab-stop style:position="0.41mm"/>
        </style:tab-stops>
      </style:paragraph-properties>
      <style:text-properties style:font-name="Helvetica1" fo:font-size="10pt" fo:letter-spacing="0.21mm" fo:font-weight="normal" officeooo:rsid="00c62f0f" officeooo:paragraph-rsid="010361e5" style:font-size-asian="10pt" style:font-size-complex="10pt"/>
    </style:style>
    <style:style style:name="T1" style:family="text">
      <style:text-properties officeooo:rsid="000ca9f1"/>
    </style:style>
    <style:style style:name="T2" style:family="text">
      <style:text-properties fo:font-variant="normal" fo:text-transform="none" fo:color="#222222" fo:letter-spacing="0.21mm" fo:font-style="normal" fo:font-weight="normal" officeooo:rsid="00119086" style:font-weight-asian="normal" style:font-weight-complex="normal"/>
    </style:style>
    <style:style style:name="T3" style:family="text">
      <style:text-properties fo:font-variant="normal" fo:text-transform="none" fo:color="#222222" fo:letter-spacing="0.21mm" fo:font-style="normal" fo:font-weight="normal" officeooo:rsid="0039187a" style:font-weight-asian="normal" style:font-weight-complex="normal"/>
    </style:style>
    <style:style style:name="T4" style:family="text">
      <style:text-properties fo:font-variant="normal" fo:text-transform="none" fo:color="#222222" fo:letter-spacing="0.21mm" fo:font-style="normal" fo:font-weight="normal" officeooo:rsid="00121715" style:font-weight-asian="normal" style:font-weight-complex="normal"/>
    </style:style>
    <style:style style:name="T5" style:family="text">
      <style:text-properties fo:font-variant="normal" fo:text-transform="none" fo:color="#222222" fo:letter-spacing="0.21mm" fo:font-style="normal" fo:font-weight="normal" officeooo:rsid="00b266ee" style:font-weight-asian="normal" style:font-weight-complex="normal"/>
    </style:style>
    <style:style style:name="T6" style:family="text">
      <style:text-properties fo:font-weight="bold" officeooo:rsid="00272f5a" style:font-weight-asian="bold" style:font-weight-complex="bold"/>
    </style:style>
    <style:style style:name="T7" style:family="text">
      <style:text-properties fo:font-weight="bold" officeooo:rsid="002bc68e" style:font-weight-asian="bold" style:font-weight-complex="bold"/>
    </style:style>
    <style:style style:name="T8" style:family="text">
      <style:text-properties officeooo:rsid="00b266ee"/>
    </style:style>
    <style:style style:name="T9" style:family="text">
      <style:text-properties officeooo:rsid="00b93920"/>
    </style:style>
    <style:style style:name="T10" style:family="text">
      <style:text-properties officeooo:rsid="00eb88b8"/>
    </style:style>
    <style:style style:name="T11" style:family="text">
      <style:text-properties fo:font-size="12pt" fo:letter-spacing="0.71mm" fo:font-weight="bold" style:font-size-asian="12pt" style:font-weight-asian="bold" style:font-size-complex="12pt" style:font-weight-complex="600"/>
    </style:style>
    <style:style style:name="T12" style:family="text">
      <style:text-properties fo:font-size="12pt" fo:letter-spacing="0.71mm" fo:font-weight="bold" officeooo:rsid="00119086" style:font-size-asian="12pt" style:font-weight-asian="bold" style:font-size-complex="12pt" style:font-weight-complex="600"/>
    </style:style>
    <style:style style:name="T13" style:family="text">
      <style:text-properties officeooo:rsid="00ff340c"/>
    </style:style>
    <style:style style:name="T14" style:family="text">
      <style:text-properties officeooo:rsid="0107222e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5.15mm" fo:text-indent="-6.35mm" fo:margin-left="25.15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6mm" fo:text-indent="-6.35mm" fo:margin-left="6.6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2.95mm" fo:text-indent="-6.35mm" fo:margin-left="12.9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9.3mm" fo:text-indent="-6.35mm" fo:margin-left="19.3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5.65mm" fo:text-indent="-6.35mm" fo:margin-left="25.6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2mm" fo:text-indent="-6.35mm" fo:margin-left="32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8.35mm" fo:text-indent="-6.35mm" fo:margin-left="38.3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4.7mm" fo:text-indent="-6.35mm" fo:margin-left="44.7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1.05mm" fo:text-indent="-6.35mm" fo:margin-left="51.0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7.4mm" fo:text-indent="-6.35mm" fo:margin-left="57.4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3.75mm" fo:text-indent="-6.35mm" fo:margin-left="63.7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5.21mm" fo:text-indent="-6.35mm" fo:margin-left="25.21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1.56mm" fo:text-indent="-6.35mm" fo:margin-left="31.56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7.91mm" fo:text-indent="-6.35mm" fo:margin-left="37.91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4.26mm" fo:text-indent="-6.35mm" fo:margin-left="44.26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0.61mm" fo:text-indent="-6.35mm" fo:margin-left="50.6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6.96mm" fo:text-indent="-6.35mm" fo:margin-left="56.96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3.31mm" fo:text-indent="-6.35mm" fo:margin-left="63.31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9.66mm" fo:text-indent="-6.35mm" fo:margin-left="69.66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6.01mm" fo:text-indent="-6.35mm" fo:margin-left="76.01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2.36mm" fo:text-indent="-6.35mm" fo:margin-left="82.36m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9"/>
          </table:table-cell>
          <table:table-cell table:style-name="Table1.B1" office:value-type="string">
            <text:section text:style-name="Sect1" text:name="CONFIDENTIAL">
              <text:p text:style-name="P8"><text:span text:style-name="T7">P</text:span><text:span text:style-name="T6">ersönlich / Vertraulich</text:span></text:p>
              <text:p text:style-name="P9">[CONFIDENTIAL_TITLE]</text:p>
            </text:section>
            <text:p text:style-name="P11">[ADDRESS]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P16">[DATE] <text:span text:style-name="T10">[CREATED_BY_INITIALS]</text:span></text:p>
            <text:p text:style-name="P17"><text:span text:style-name="T9">[VAT_NUMBER]</text:span> MWST</text:p>
            <text:p text:style-name="P18">IBAN <text:span text:style-name="T9">[IBAN]</text:span></text:p>
            <text:p text:style-name="P19"/>
            <text:section text:style-name="Sect1" text:name="SWIFT">
              <text:p text:style-name="P20">SWIFT: <text:span text:style-name="T8">[SWIFT]</text:span></text:p>
            </text:section>
            <text:p text:style-name="P17"/>
          </table:table-cell>
        </table:table-row>
      </table:table>
      <text:p text:style-name="P14"/>
      <table:table table:name="Table8" table:style-name="Table8">
        <table:table-column table:style-name="Table8.A"/>
        <table:table-row>
          <table:table-cell table:style-name="Table8.A1" office:value-type="string">
            <text:p text:style-name="P30"><text:span text:style-name="T11">Rechnun</text:span><text:span text:style-name="T12">g</text:span><text:span text:style-name="T2"> <text:s/></text:span><text:span text:style-name="T3">f</text:span><text:span text:style-name="T4">ür Beratungstätigkeit </text:span><text:span text:style-name="T5">[TITLE]</text:span></text:p>
          </table:table-cell>
        </table:table-row>
      </table:table>
      <text:p text:style-name="P1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4">Honorar</text:p>
          </table:table-cell>
          <table:table-cell table:style-name="Table10.A1" office:value-type="string">
            <text:p text:style-name="P5">Std.</text:p>
          </table:table-cell>
          <table:table-cell table:style-name="Table10.A1" office:value-type="string">
            <text:p text:style-name="P5">Satz</text:p>
          </table:table-cell>
          <table:table-cell table:style-name="Table10.A1" office:value-type="string">
            <text:p text:style-name="P3"/>
          </table:table-cell>
        </table:table-row>
      </table:table>
      <text:section text:style-name="Sect1" text:name="ACTIVITY_ROW"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row>
            <table:table-cell table:style-name="Table2.A1" office:value-type="string">
              <text:list xml:id="list4223332855852577707" text:style-name="L1">
                <text:list-item>
                  <text:p text:style-name="P40">[TEXT]</text:p>
                </text:list-item>
              </text:list>
            </table:table-cell>
            <table:table-cell table:style-name="Table2.A1" office:value-type="string">
              <text:p text:style-name="P31">[HOURS]</text:p>
            </table:table-cell>
            <table:table-cell table:style-name="Table2.A1" office:value-type="string">
              <text:p text:style-name="P32">[RATE]</text:p>
            </table:table-cell>
            <table:table-cell table:style-name="Table2.A1" office:value-type="string">
              <text:p text:style-name="P33">=</text:p>
            </table:table-cell>
            <table:table-cell table:style-name="Table2.A1" office:value-type="string">
              <text:p text:style-name="P31">CHF</text:p>
            </table:table-cell>
            <table:table-cell table:style-name="Table2.A1" office:value-type="string">
              <text:p text:style-name="P36">[AMOUNT]</text:p>
            </table:table-cell>
          </table:table-row>
        </table:table>
      </text:section>
      <text:section text:style-name="Sect1" text:name="CONFIDENTIAL_ACTIVITIES_PLACEHOLDER">
        <table:table table:name="Table11" table:style-name="Table11">
          <table:table-column table:style-name="Table11.A"/>
          <table:table-column table:style-name="Table11.B" table:number-columns-repeated="2"/>
          <table:table-column table:style-name="Table11.D"/>
          <table:table-column table:style-name="Table11.E"/>
          <table:table-column table:style-name="Table11.F"/>
          <table:table-row table:style-name="Table11.1">
            <table:table-cell table:style-name="Table11.A1" office:value-type="string">
              <text:list xml:id="list3764178827423016066" text:style-name="L2">
                <text:list-item>
                  <text:p text:style-name="P43">Div<text:span text:style-name="T13">erse</text:span> betriebswirtschaftliche und<text:line-break/>steuerliche Angelegenheiten</text:p>
                </text:list-item>
              </text:list>
            </table:table-cell>
            <table:table-cell table:style-name="Table11.A1" office:value-type="string">
              <text:p text:style-name="P39">[CONFIDENTIAL_HOURS]</text:p>
            </table:table-cell>
            <table:table-cell table:style-name="Table11.A1" office:value-type="string">
              <text:p text:style-name="P37">[CONFIDENTIAL_RATE]</text:p>
            </table:table-cell>
            <table:table-cell table:style-name="Table11.A1" office:value-type="string">
              <text:p text:style-name="P34">=</text:p>
            </table:table-cell>
            <table:table-cell table:style-name="Table11.A1" office:value-type="string">
              <text:p text:style-name="P35">CHF</text:p>
            </table:table-cell>
            <table:table-cell table:style-name="Table11.A1" office:value-type="string">
              <text:p text:style-name="P38">[CONFIDENTIAL_AMOUNT]</text:p>
            </table:table-cell>
          </table:table-row>
        </table:table>
      </text:section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table:number-columns-spanned="3" office:value-type="string">
            <text:list xml:id="list6131498130394942819" text:style-name="L3">
              <text:list-item>
                <text:p text:style-name="P42">Aktenstudium und Telefonate</text:p>
              </text:list-item>
            </text:list>
          </table:table-cell>
          <table:covered-table-cell/>
          <table:covered-table-cell/>
        </table:table-row>
        <table:table-row table:style-name="Table7.2">
          <table:table-cell table:style-name="Table7.A2" office:value-type="string">
            <text:p text:style-name="P6"/>
          </table:table-cell>
          <table:table-cell table:style-name="Table7.B2" office:value-type="string">
            <text:p text:style-name="P6"/>
          </table:table-cell>
          <table:table-cell table:style-name="Table7.C2" office:value-type="string">
            <text:p text:style-name="P7"/>
          </table:table-cell>
        </table:table-row>
        <table:table-row table:style-name="Table7.3">
          <table:table-cell table:style-name="Table7.A3" table:number-columns-spanned="3" office:value-type="string">
            <text:p text:style-name="P13">Nebenkosten</text:p>
          </table:table-cell>
          <table:covered-table-cell/>
          <table:covered-table-cell/>
        </table:table-row>
      </table:table>
      <text:section text:style-name="Sect1" text:name="EXPENSE_ROW">
        <table:table table:name="Table5" table:style-name="Table5">
          <table:table-column table:style-name="Table5.A"/>
          <table:table-column table:style-name="Table5.B"/>
          <table:table-column table:style-name="Table5.C"/>
          <table:table-row>
            <table:table-cell table:style-name="Table5.A1" office:value-type="string">
              <text:list xml:id="list152130767622535" text:continue-list="list4223332855852577707" text:style-name="L1">
                <text:list-item>
                  <text:p text:style-name="P41">[TEXT]</text:p>
                </text:list-item>
              </text:list>
            </table:table-cell>
            <table:table-cell table:style-name="Table5.A1" office:value-type="string">
              <text:p text:style-name="P27">CHF</text:p>
            </table:table-cell>
            <table:table-cell table:style-name="Table5.A1" office:value-type="string">
              <text:p text:style-name="P28">[AMOUNT]</text:p>
            </table:table-cell>
          </table:table-row>
        </table:table>
      </text:section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2" office:value-type="string">
            <text:p text:style-name="P21">Subtotal</text:p>
          </table:table-cell>
          <table:covered-table-cell/>
          <table:table-cell table:style-name="Table4.C1" office:value-type="string">
            <text:p text:style-name="P21">CHF</text:p>
          </table:table-cell>
          <table:table-cell table:style-name="Table4.C1" office:value-type="string">
            <text:p text:style-name="P22">[SUB_TOTAL]</text:p>
          </table:table-cell>
        </table:table-row>
        <table:table-row>
          <table:table-cell table:style-name="Table4.A1" table:number-columns-spanned="2" office:value-type="string">
            <text:p text:style-name="P12">Zuzüglich <text:span text:style-name="T14">[VAT_RATE]</text:span> % Mehrwer<text:span text:style-name="T1">t</text:span>steuer</text:p>
          </table:table-cell>
          <table:covered-table-cell/>
          <table:table-cell table:style-name="Table4.C2" office:value-type="string">
            <text:p text:style-name="P12">CHF</text:p>
          </table:table-cell>
          <table:table-cell table:style-name="Table4.C2" office:value-type="string">
            <text:p text:style-name="P10">[VAT_AMOUNT]</text:p>
          </table:table-cell>
        </table:table-row>
        <table:table-row table:style-name="Table4.3">
          <table:table-cell table:style-name="Table4.A1" office:value-type="string">
            <text:p text:style-name="P24">Total Rechnungsbetrag</text:p>
          </table:table-cell>
          <table:table-cell table:style-name="Table4.A1" office:value-type="string">
            <text:p text:style-name="P23">[POSSIBLE_WIR_AMOUNT]</text:p>
          </table:table-cell>
          <table:table-cell table:style-name="Table4.C3" office:value-type="string">
            <text:p text:style-name="P24">CHF</text:p>
          </table:table-cell>
          <table:table-cell table:style-name="Table4.C3" office:value-type="string">
            <text:p text:style-name="P25">[TOTAL]</text:p>
          </table:table-cell>
        </table:table-row>
        <table:table-row table:style-name="Table4.4">
          <table:table-cell table:style-name="Table4.A1" table:number-columns-spanned="2" office:value-type="string">
            <text:p text:style-name="P6"/>
          </table:table-cell>
          <table:covered-table-cell/>
          <table:table-cell table:style-name="Table4.C4" table:number-columns-spanned="2" office:value-type="string">
            <text:p text:style-name="P7">20 Tage netto</text:p>
          </table:table-cell>
          <table:covered-table-cell/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Helvetica1" svg:font-family="Helvetica" style:font-family-generic="swiss" style:font-pitch="variable"/>
    <style:font-face style:name="Helvetica" svg:font-family="Helvetica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shadow="none"/>
      <style:text-properties style:font-name="Helvetica" fo:font-family="Helvetica" style:font-style-name="Regular" style:font-family-generic="swiss" style:font-pitch="variable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1" style:font-family-asian="'Droid Sans'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1.44mm" style:type="center"/>
          <style:tab-stop style:position="162.9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1.44mm" style:type="center"/>
          <style:tab-stop style:position="162.9mm" style:type="right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officeooo:rsid="00222d44" officeooo:paragraph-rsid="00222d44"/>
    </style:style>
    <style:style style:name="MP2" style:family="paragraph" style:parent-style-name="Header">
      <style:text-properties style:font-name="Helvetica1" fo:font-size="11pt" fo:letter-spacing="0.21mm" fo:font-weight="normal" officeooo:rsid="00190f2a" officeooo:paragraph-rsid="0024dca7" style:font-size-asian="11pt" style:font-weight-asian="normal" style:font-size-complex="11pt" style:font-weight-complex="normal"/>
    </style:style>
    <style:page-layout style:name="Mpm1">
      <style:page-layout-properties fo:page-width="210.01mm" fo:page-height="297mm" style:num-format="1" style:print-orientation="portrait" fo:margin-top="44.45mm" fo:margin-bottom="20mm" fo:margin-left="29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  <style:page-layout style:name="Mpm3" style:page-usage="left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79.4mm" fo:page-height="215.9mm" style:num-format="1" style:print-orientation="landscape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5.9mm" fo:page-height="279.4mm" style:num-format="1" style:print-orientation="portrait" fo:margin-top="26.42mm" fo:margin-bottom="20mm" fo:margin-left="33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16mm" fo:margin-left="0mm" fo:margin-right="0mm" fo:margin-bottom="14.99mm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Endnote" style:page-layout-name="Mpm2">
      <style:header>
        <text:p text:style-name="MP1"/>
      </style:header>
    </style:master-page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Landscape" style:page-layout-name="Mpm5"/>
    <style:master-page style:name="Index" style:page-layout-name="Mpm6"/>
    <style:master-page style:name="First_20_Page" style:display-name="First Page" style:page-layout-name="Mpm6" style:next-style-name="Standard"/>
    <style:master-page style:name="Last_20_Page" style:display-name="Last Page" style:page-layout-name="Mpm7">
      <style:header>
        <text:p text:style-name="MP2">${customerName}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9T12:10:16</meta:creation-date>
    <dc:date>2018-01-15T15:21:29.682178070</dc:date>
    <meta:editing-duration>PT10H33M20S</meta:editing-duration>
    <meta:editing-cycles>379</meta:editing-cycles>
    <meta:generator>LibreOffice/5.1.6.2$Linux_X86_64 LibreOffice_project/10m0$Build-2</meta:generator>
    <meta:document-statistic meta:table-count="9" meta:image-count="0" meta:object-count="0" meta:page-count="1" meta:paragraph-count="40" meta:word-count="65" meta:character-count="549" meta:non-whitespace-character-count="527"/>
  </office:meta>
</office:document-meta>
</file>